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800000" style:font-name="Source Code Pro" fo:font-size="9pt" fo:font-weight="bold" style:font-name-asian="Times New Roman" style:font-size-asian="9pt" style:font-weight-asian="bold" style:font-name-complex="Courier New1" style:font-size-complex="10pt" style:font-weight-complex="bold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fo:line-height="100%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800000" style:font-name="Source Code Pro" fo:font-size="9pt" fo:font-weight="bold" style:font-name-asian="Times New Roman" style:font-size-asian="9pt" style:font-weight-asian="bold" style:font-name-complex="Courier New1" style:font-size-complex="10pt" style:font-weight-complex="bold"/>
    </style:style>
    <style:style style:name="T1" style:family="text">
      <style:text-properties fo:color="#800000" style:font-name="Source Code Pro" fo:font-size="9pt" fo:font-weight="bold" style:font-name-asian="Times New Roman" style:font-size-asian="9pt" style:font-weight-asian="bold" style:font-name-complex="Courier New1" style:font-size-complex="10pt" style:font-weight-complex="bold"/>
    </style:style>
    <style:style style:name="T2" style:family="text">
      <style:text-properties fo:color="#000000" style:font-name="Source Code Pro" fo:font-size="9pt" style:font-name-asian="Times New Roman" style:font-size-asian="9pt" style:font-name-complex="Courier New1" style:font-size-complex="10pt"/>
    </style:style>
    <style:style style:name="T3" style:family="text">
      <style:text-properties fo:color="#808030" style:font-name="Source Code Pro" fo:font-size="9pt" style:font-name-asian="Times New Roman" style:font-size-asian="9pt" style:font-name-complex="Courier New1" style:font-size-complex="10pt"/>
    </style:style>
    <style:style style:name="T4" style:family="text">
      <style:text-properties fo:color="#008c00" style:font-name="Source Code Pro" fo:font-size="9pt" style:font-name-asian="Times New Roman" style:font-size-asian="9pt" style:font-name-complex="Courier New1" style:font-size-complex="10pt"/>
    </style:style>
    <style:style style:name="T5" style:family="text">
      <style:text-properties fo:color="#696969" style:font-name="Source Code Pro" fo:font-size="9pt" style:font-name-asian="Times New Roman" style:font-size-asian="9pt" style:font-name-complex="Courier New1" style:font-size-complex="10pt"/>
    </style:style>
    <style:style style:name="T6" style:family="text">
      <style:text-properties fo:color="#400000" style:font-name="Source Code Pro" fo:font-size="9pt" style:font-name-asian="Times New Roman" style:font-size-asian="9pt" style:font-name-complex="Courier New1" style:font-size-complex="10pt"/>
    </style:style>
    <style:style style:name="T7" style:family="text">
      <style:text-properties fo:color="#44aadd" style:font-name="Source Code Pro" fo:font-size="9pt" style:font-name-asian="Times New Roman" style:font-size-asian="9pt" style:font-name-complex="Courier New1" style:font-size-complex="10pt"/>
    </style:style>
    <style:style style:name="T8" style:family="text">
      <style:text-properties fo:color="#0000e6" style:font-name="Source Code Pro" fo:font-size="9pt" style:font-name-asian="Times New Roman" style:font-size-asian="9pt" style:font-name-complex="Courier New1" style:font-size-complex="10pt"/>
    </style:style>
    <style:style style:name="T9" style:family="text">
      <style:text-properties fo:color="#074726" style:font-name="Source Code Pro" fo:font-size="9pt" style:font-name-asian="Times New Roman" style:font-size-asian="9pt" style:font-name-complex="Courier New1" style:font-size-complex="10pt"/>
    </style:style>
    <style:style style:name="T10" style:family="text">
      <style:text-properties style:font-name="Source Code Pro" fo:font-size="10pt" fo:font-weight="bold" style:font-size-asian="10pt" style:font-weight-asian="bold"/>
    </style:style>
    <style:style style:name="T11" style:family="text">
      <style:text-properties style:font-name="Source Code Pro" fo:font-size="10pt" style:font-size-asian="10pt"/>
    </style:style>
    <style:style style:name="T12" style:family="text">
      <style:text-properties style:font-name="Source Code Pro" fo:font-size="10pt" fo:font-style="italic" style:font-size-asian="10pt" style:font-style-asian="italic"/>
    </style:style>
    <style:style style:name="T13" style:family="text">
      <style:text-properties style:font-name="Source Code Pro" fo:font-size="8pt" style:font-size-asian="8pt"/>
    </style:style>
    <style:style style:name="T14" style:family="text">
      <style:text-properties style:font-name="Source Code Pro" fo:font-size="8pt" fo:font-weight="bold" style:font-size-asian="8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import</text:span><text:span text:style-name="T2"> scale</text:span></text:p>
      <text:p text:style-name="P2"><text:span text:style-name="T1">import</text:span><text:span text:style-name="T2"> chord</text:span></text:p>
      <text:p text:style-name="P2"><text:span text:style-name="T1">import</text:span><text:span text:style-name="T2"> ChordTypes</text:span></text:p>
      <text:p text:style-name="P2"><text:span text:style-name="T1">import</text:span><text:span text:style-name="T2"> random</text:span></text:p>
      <text:p text:style-name="P2"><text:span text:style-name="T2">listOfChordsOfChordTypes </text:span><text:span text:style-name="T3">=</text:span><text:span text:style-name="T2"> </text:span><text:span text:style-name="T3">[]</text:span></text:p>
      <text:p text:style-name="P2"><text:span text:style-name="T2">listOfChords </text:span><text:span text:style-name="T3">=</text:span><text:span text:style-name="T2"> </text:span><text:span text:style-name="T3">[]</text:span></text:p>
      <text:p text:style-name="P2"><text:span text:style-name="T2">sampleChords </text:span><text:span text:style-name="T3">=</text:span><text:span text:style-name="T2"> </text:span><text:span text:style-name="T3">[]</text:span></text:p>
      <text:p text:style-name="P2"><text:span text:style-name="T2">flatSampleChords </text:span><text:span text:style-name="T3">=</text:span><text:span text:style-name="T2"> </text:span><text:span text:style-name="T3">[]</text:span></text:p>
      <text:p text:style-name="P2"><text:span text:style-name="T2">ct </text:span><text:span text:style-name="T3">=</text:span><text:span text:style-name="T2"> </text:span><text:span text:style-name="T3">[]</text:span></text:p>
      <text:p text:style-name="P2"><text:span text:style-name="T2">SAMPLE_SIZE </text:span><text:span text:style-name="T3">=</text:span><text:span text:style-name="T2"> </text:span><text:span text:style-name="T4">3 </text:span><text:span text:style-name="T5"># temporary value for now</text:span></text:p>
      <text:p text:style-name="P1"/>
      <text:p text:style-name="P2"><text:span text:style-name="T1">def</text:span><text:span text:style-name="T2"> chordgen</text:span><text:span text:style-name="T3">():</text:span></text:p>
      <text:p text:style-name="P2"><text:span text:style-name="T2"><text:s text:c="4"/></text:span><text:span text:style-name="T1">for</text:span><text:span text:style-name="T2"> rootNote </text:span><text:span text:style-name="T1">in</text:span><text:span text:style-name="T2"> scale</text:span><text:span text:style-name="T3">.</text:span><text:span text:style-name="T2">TWELVE_NOTE_SCALE</text:span><text:span text:style-name="T3">:</text:span></text:p>
      <text:p text:style-name="P2"><text:span text:style-name="T2"><text:s text:c="8"/></text:span><text:span text:style-name="T1">for</text:span><text:span text:style-name="T2"> chordType </text:span><text:span text:style-name="T1">in</text:span><text:span text:style-name="T2"> scale</text:span><text:span text:style-name="T3">.</text:span><text:span text:style-name="T2">CHORD_TYPES</text:span><text:span text:style-name="T3">:</text:span></text:p>
      <text:p text:style-name="P2"><text:span text:style-name="T2"><text:s text:c="12"/>listOfChords</text:span><text:span text:style-name="T3">.</text:span><text:span text:style-name="T2">append</text:span><text:span text:style-name="T3">(</text:span><text:span text:style-name="T2">chord</text:span><text:span text:style-name="T3">.</text:span><text:span text:style-name="T2">Chord</text:span><text:span text:style-name="T3">(</text:span><text:span text:style-name="T2">rootNote</text:span><text:span text:style-name="T3">,</text:span><text:span text:style-name="T2"> chordType</text:span><text:span text:style-name="T3">))</text:span></text:p>
      <text:p text:style-name="P2"><text:span text:style-name="T2"><text:s text:c="4"/></text:span><text:span text:style-name="T1">print</text:span><text:span text:style-name="T3">(</text:span><text:span text:style-name="T2">listOfChords</text:span><text:span text:style-name="T3">)</text:span></text:p>
      <text:p text:style-name="P1"/>
      <text:p text:style-name="P2"><text:span text:style-name="T1">def</text:span><text:span text:style-name="T2"> sample</text:span><text:span text:style-name="T3">(</text:span><text:span text:style-name="T2">SAMPLE_SIZE</text:span><text:span text:style-name="T3">):</text:span></text:p>
      <text:p text:style-name="P2"><text:span text:style-name="T2"><text:s text:c="4"/></text:span><text:span text:style-name="T5"># Makes list of list of chords. The top level list is broken down into lists of chords grouped by type</text:span></text:p>
      <text:p text:style-name="P2"><text:span text:style-name="T2"><text:s text:c="4"/></text:span><text:span text:style-name="T1">for</text:span><text:span text:style-name="T2"> </text:span><text:span text:style-name="T6">type</text:span><text:span text:style-name="T2"> </text:span><text:span text:style-name="T1">in</text:span><text:span text:style-name="T2"> </text:span><text:span text:style-name="T6">range</text:span><text:span text:style-name="T3">(</text:span><text:span text:style-name="T4">0</text:span><text:span text:style-name="T3">,</text:span><text:span text:style-name="T2"> ChordTypes</text:span><text:span text:style-name="T3">.</text:span><text:span text:style-name="T2">NUMBER_OF_CHORD_TYPES</text:span><text:span text:style-name="T3">):</text:span></text:p>
      <text:p text:style-name="P2"><text:span text:style-name="T2"><text:s text:c="8"/>listOfChordsOfChordTypes</text:span><text:span text:style-name="T3">.</text:span><text:span text:style-name="T2">append</text:span><text:span text:style-name="T3">([])</text:span></text:p>
      <text:p text:style-name="P2"><text:span text:style-name="T2"><text:s text:c="8"/></text:span><text:span text:style-name="T1">for</text:span><text:span text:style-name="T2"> chord </text:span><text:span text:style-name="T1">in</text:span><text:span text:style-name="T2"> </text:span><text:span text:style-name="T6">range</text:span><text:span text:style-name="T3">(</text:span><text:span text:style-name="T4">0</text:span><text:span text:style-name="T3">,</text:span><text:span text:style-name="T2"> ChordTypes</text:span><text:span text:style-name="T3">.</text:span><text:span text:style-name="T2">NUMBER_OF_CHORDS</text:span><text:span text:style-name="T3">,</text:span><text:span text:style-name="T2"> ChordTypes</text:span><text:span text:style-name="T3">.</text:span><text:span text:style-name="T2">NUMBER_OF_CHORD_TYPES</text:span><text:span text:style-name="T3">):</text:span></text:p>
      <text:p text:style-name="P2"><text:span text:style-name="T2"><text:s text:c="12"/>listOfChordsOfChordTypes</text:span><text:span text:style-name="T3">[</text:span><text:span text:style-name="T6">type</text:span><text:span text:style-name="T3">].</text:span><text:span text:style-name="T2">append</text:span><text:span text:style-name="T3">(</text:span><text:span text:style-name="T2">listOfChords</text:span><text:span text:style-name="T3">[</text:span><text:span text:style-name="T2">chord </text:span><text:span text:style-name="T7">+</text:span><text:span text:style-name="T2"> </text:span><text:span text:style-name="T6">type</text:span><text:span text:style-name="T3">])</text:span></text:p>
      <text:p text:style-name="P2"><text:span text:style-name="T2"><text:s text:c="4"/></text:span><text:span text:style-name="T1">print</text:span><text:span text:style-name="T3">(</text:span><text:span text:style-name="T2">listOfChordsOfChordTypes</text:span><text:span text:style-name="T3">)</text:span></text:p>
      <text:p text:style-name="P2"><text:span text:style-name="T2"><text:s text:c="4"/></text:span><text:span text:style-name="T1">print</text:span><text:span text:style-name="T3">(</text:span><text:span text:style-name="T6">len</text:span><text:span text:style-name="T3">(</text:span><text:span text:style-name="T2">listOfChordsOfChordTypes</text:span><text:span text:style-name="T3">))</text:span></text:p>
      <text:p text:style-name="P2"><text:span text:style-name="T2"><text:s text:c="4"/></text:span><text:span text:style-name="T1">for</text:span><text:span text:style-name="T2"> ctListIndex </text:span><text:span text:style-name="T1">in</text:span><text:span text:style-name="T2"> </text:span><text:span text:style-name="T6">range</text:span><text:span text:style-name="T3">(</text:span><text:span text:style-name="T6">len</text:span><text:span text:style-name="T3">(</text:span><text:span text:style-name="T2">listOfChordsOfChordTypes</text:span><text:span text:style-name="T3">)):</text:span></text:p>
      <text:p text:style-name="P2"><text:span text:style-name="T2"><text:s text:c="8"/>sampleChords</text:span><text:span text:style-name="T3">.</text:span><text:span text:style-name="T2">append</text:span><text:span text:style-name="T3">(</text:span><text:span text:style-name="T2">random</text:span><text:span text:style-name="T3">.</text:span><text:span text:style-name="T2">sample</text:span><text:span text:style-name="T3">(</text:span><text:span text:style-name="T2">listOfChordsOfChordTypes</text:span><text:span text:style-name="T3">[</text:span><text:span text:style-name="T2">ctListIndex</text:span><text:span text:style-name="T3">],</text:span><text:span text:style-name="T2"> SAMPLE_SIZE</text:span><text:span text:style-name="T3">))</text:span></text:p>
      <text:p text:style-name="P2"><text:span text:style-name="T2"><text:s text:c="4"/>flatSampleChords </text:span><text:span text:style-name="T3">= [</text:span><text:span text:style-name="T2">_chord_ </text:span><text:span text:style-name="T1">for</text:span><text:span text:style-name="T2"> _chordList_ </text:span><text:span text:style-name="T1">in</text:span><text:span text:style-name="T2"> sampleChords </text:span><text:span text:style-name="T1">for</text:span><text:span text:style-name="T2"> _chord_ </text:span><text:span text:style-name="T1">in</text:span><text:span text:style-name="T2"> _chordList_</text:span><text:span text:style-name="T3">]</text:span></text:p>
      <text:p text:style-name="P2"><text:span text:style-name="T2"><text:s text:c="4"/></text:span><text:span text:style-name="T1">print</text:span><text:span text:style-name="T3">(</text:span><text:span text:style-name="T2">sampleChords</text:span><text:span text:style-name="T3">)</text:span></text:p>
      <text:p text:style-name="P2"><text:span text:style-name="T2"><text:s text:c="4"/></text:span><text:span text:style-name="T1">print</text:span><text:span text:style-name="T3">(</text:span><text:span text:style-name="T2">flatSampleChords</text:span><text:span text:style-name="T3">)</text:span></text:p>
      <text:p text:style-name="P2"><text:span text:style-name="T2"><text:s text:c="4"/></text:span><text:span text:style-name="T1">print</text:span><text:span text:style-name="T3">(</text:span><text:span text:style-name="T8">"Sample size:"</text:span><text:span text:style-name="T3">,</text:span><text:span text:style-name="T2"> </text:span><text:span text:style-name="T6">str</text:span><text:span text:style-name="T3">(</text:span><text:span text:style-name="T6">len</text:span><text:span text:style-name="T3">(</text:span><text:span text:style-name="T2">flatSampleChords</text:span><text:span text:style-name="T3">)),</text:span><text:span text:style-name="T2"> </text:span><text:span text:style-name="T8">"("</text:span><text:span text:style-name="T2"> </text:span><text:span text:style-name="T3">,</text:span><text:span text:style-name="T2"> </text:span><text:span text:style-name="T6">str</text:span><text:span text:style-name="T3">(</text:span><text:span text:style-name="T2">ChordTypes</text:span><text:span text:style-name="T3">.</text:span><text:span text:style-name="T2">NUMBER_OF_CHORD_TYPES</text:span><text:span text:style-name="T3">),</text:span><text:span text:style-name="T2"> </text:span><text:span text:style-name="T8">"chord types *"</text:span><text:span text:style-name="T3">,</text:span><text:span text:style-name="T2"> SAMPLE_SIZE</text:span><text:span text:style-name="T3">,</text:span><text:span text:style-name="T2"> </text:span><text:span text:style-name="T8">"chords per type)"</text:span><text:span text:style-name="T3">)</text:span></text:p>
      <text:p text:style-name="P1"/>
      <text:p text:style-name="P2"><text:span text:style-name="T1">if</text:span><text:span text:style-name="T2"> </text:span><text:span text:style-name="T9">__name__</text:span><text:span text:style-name="T2"> </text:span><text:span text:style-name="T7">==</text:span><text:span text:style-name="T2"> </text:span><text:span text:style-name="T8">"__main__"</text:span><text:span text:style-name="T3">:</text:span></text:p>
      <text:p text:style-name="P2"><text:span text:style-name="T2"><text:s text:c="4"/>chordgen</text:span><text:span text:style-name="T3">()</text:span></text:p>
      <text:p text:style-name="P2"><text:span text:style-name="T2"><text:s text:c="4"/></text:span><text:span text:style-name="T1">if</text:span><text:span text:style-name="T2"> SAMPLE_SIZE </text:span><text:span text:style-name="T7">&lt;</text:span><text:span text:style-name="T2"> </text:span><text:span text:style-name="T4">12</text:span><text:span text:style-name="T3">:</text:span></text:p>
      <text:p text:style-name="P2"><text:span text:style-name="T2"><text:s text:c="8"/>sample</text:span><text:span text:style-name="T3">(</text:span><text:span text:style-name="T2">SAMPLE_SIZE</text:span><text:span text:style-name="T3">)</text:span></text:p>
      <text:p text:style-name="P2"><text:span text:style-name="T2"><text:s text:c="4"/></text:span><text:span text:style-name="T1">else</text:span><text:span text:style-name="T3">:</text:span></text:p>
      <text:p text:style-name="P2"><text:span text:style-name="T2"><text:s text:c="8"/></text:span><text:span text:style-name="T1">print</text:span><text:span text:style-name="T3">(</text:span><text:span text:style-name="T8">"Sample invalid."</text:span><text:span text:style-name="T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ource Code Pro" fo:font-size="10pt" fo:font-weight="bold" style:font-size-asian="10pt" style:font-weight-asian="bold"/>
    </style:style>
    <style:style style:name="MT2" style:family="text">
      <style:text-properties style:font-name="Source Code Pro" fo:font-size="10pt" style:font-size-asian="10pt"/>
    </style:style>
    <style:style style:name="MT3" style:family="text">
      <style:text-properties style:font-name="Source Code Pro" fo:font-size="10pt" fo:font-style="italic" style:font-size-asian="10pt" style:font-style-asian="italic"/>
    </style:style>
    <style:style style:name="MT4" style:family="text">
      <style:text-properties style:font-name="Source Code Pro" fo:font-size="8pt" style:font-size-asian="8pt"/>
    </style:style>
    <style:style style:name="MT5" style:family="text">
      <style:text-properties style:font-name="Source Code Pro" fo:font-size="8pt" fo:font-weight="bold" style:font-size-asian="8pt" style:font-weight-asian="bold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2B09 ACTIVITY LOG N02</text:span><text:span text:style-name="MT2"> </text:span><text:span text:style-name="MT3">in</text:span><text:span text:style-name="MT2"> input_dataset/Dianne/Sampler.py<text:line-break/></text:span><text:span text:style-name="MT4">* Dianne -&gt; acronym for </text:span><text:span text:style-name="MT5">D</text:span><text:span text:style-name="MT4">ataset </text:span><text:span text:style-name="MT5">I</text:span><text:span text:style-name="MT4">nitiation </text:span><text:span text:style-name="MT5">A</text:span><text:span text:style-name="MT4">lgorithm for </text:span><text:span text:style-name="MT5">N</text:span><text:span text:style-name="MT4">ominal </text:span><text:span text:style-name="MT5">N</text:span><text:span text:style-name="MT4">ote </text:span><text:span text:style-name="MT5">E</text:span><text:span text:style-name="MT4">xtrapolation. The project </text:span><text:bookmark text:name="_GoBack"/><text:span text:style-name="MT4">constructs the initial chord dataset. </text:span></text:p>
        <text:p text:style-name="Header"><text:span text:style-name="MT4">* No person named Dianne made any of this code. </text:span></text:p>
        <text:p text:style-name="Header"><text:span text:style-name="MT4">* This file randomly samples from the chord dataset. </text:span><text:span text:style-name="MT5">Source code begins below. </text:span><text:span text:style-name="MT4">Language is </text:span><text:span text:style-name="MT5">Python 3.6.2</text:span><text:span text:style-name="MT4">.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</meta:initial-creator>
    <dc:creator>Joachim</dc:creator>
    <meta:editing-cycles>8</meta:editing-cycles>
    <meta:print-date>2017-11-02T13:42:00</meta:print-date>
    <meta:creation-date>2017-11-02T13:28:00</meta:creation-date>
    <dc:date>2017-11-02T13:46:00</dc:date>
    <meta:editing-duration>PT18M</meta:editing-duration>
    <meta:generator>LibreOffice/5.1.5.2$Windows_x86 LibreOffice_project/7a864d8825610a8c07cfc3bc01dd4fce6a9447e5</meta:generator>
    <meta:document-statistic meta:table-count="0" meta:image-count="0" meta:object-count="0" meta:page-count="1" meta:paragraph-count="38" meta:word-count="181" meta:character-count="1773" meta:non-whitespace-character-count="15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